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Futura Book" svg:font-family="'Futura Book', 'Futura Book'"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1.27cm" style:auto-text-indent="false"/>
    </style:style>
    <style:style style:name="P2" style:family="paragraph" style:parent-style-name="Standard">
      <style:paragraph-properties fo:margin-left="0cm" fo:margin-right="0cm" fo:line-height="200%" fo:text-indent="1.27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line-height="200%" fo:text-indent="1.27cm" style:auto-text-indent="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margin-left="0cm" fo:margin-right="0cm" fo:line-height="200%" fo:text-indent="1.27cm" style:auto-text-indent="false"/>
      <style:text-properties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line-height="200%" fo:text-indent="1.27cm" style:auto-text-indent="false"/>
    </style:style>
    <style:style style:name="P6" style:family="paragraph" style:parent-style-name="Text_20_body">
      <style:paragraph-properties fo:margin-left="0cm" fo:margin-right="0cm" fo:line-height="200%" fo:text-indent="1.27cm" style:auto-text-indent="false"/>
      <style:text-properties fo:font-size="14pt" fo:font-weight="bold" style:font-size-asian="14pt" style:font-weight-asian="bold" style:font-size-complex="14pt" style:font-weight-complex="bold"/>
    </style:style>
    <style:style style:name="P7" style:family="paragraph" style:parent-style-name="Pa0">
      <style:paragraph-properties fo:margin-left="0cm" fo:margin-right="0cm" fo:line-height="200%" fo:text-indent="1.27cm" style:auto-text-indent="false"/>
    </style:style>
    <style:style style:name="P8" style:family="paragraph" style:parent-style-name="Standard">
      <style:paragraph-properties fo:margin-left="0cm" fo:margin-right="0cm" fo:line-height="200%" fo:text-align="center" style:justify-single-word="false" fo:text-indent="0cm" style:auto-text-indent="false"/>
      <style:text-properties fo:font-size="15pt" fo:font-weight="bold" style:font-size-asian="15pt" style:font-weight-asian="bold" style:font-size-complex="15pt" style:font-weight-complex="bold"/>
    </style:style>
    <style:style style:name="P9" style:family="paragraph" style:parent-style-name="Standard" style:list-style-name="L1">
      <style:paragraph-properties fo:line-height="200%"/>
    </style:style>
    <style:style style:name="P10" style:family="paragraph" style:parent-style-name="Standard">
      <style:paragraph-properties fo:margin-left="0cm" fo:margin-right="0cm" fo:line-height="200%" fo:text-indent="1.27cm" style:auto-text-indent="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text-line-through-style="none" style:font-name="Times New Roman" fo:font-size="12pt" style:text-underline-style="none" fo:font-weight="normal" style:font-size-asian="12pt" style:font-weight-asian="normal" style:font-size-complex="12pt" style:font-weight-complex="normal"/>
    </style:style>
    <style:style style:name="T4" style:family="text">
      <style:text-properties style:text-line-through-style="none" style:font-name="Times New Roman" fo:font-size="12pt" style:text-underline-style="none" style:font-size-asian="12pt" style:font-size-complex="12pt"/>
    </style:style>
    <style:style style:name="T5" style:family="text">
      <style:text-properties style:text-line-through-style="none" style:font-name="Times New Roman" fo:font-size="12pt" style:text-underline-style="none" fo:font-weight="bold" style:font-size-asian="12pt" style:font-weight-asian="bold" style:font-size-complex="12pt" style:font-weight-complex="bold"/>
    </style:style>
    <style:style style:name="T6" style:family="text">
      <style:text-properties style:text-line-through-style="none" style:font-name="Times New Roman" fo:font-size="12pt" fo:font-style="italic" style:text-underline-style="none" fo:font-weight="normal" style:font-size-asian="12pt" style:font-weight-asian="normal" style:font-size-complex="12pt" style:font-weight-complex="normal"/>
    </style:style>
    <style:style style:name="T7" style:family="text">
      <style:text-properties style:text-line-through-style="none" style:font-name="Times New Roman" fo:font-size="14pt" style:text-underline-style="none" fo:font-weight="bold" style:font-size-asian="14pt" style:font-weight-asian="bold" style:font-size-complex="14pt" style:font-weight-complex="bold"/>
    </style:style>
    <style:style style:name="T8" style:family="text">
      <style:text-properties style:text-line-through-style="none" style:font-name="Times New Roman" fo:font-size="14pt" style:text-underline-style="none" style:font-size-asian="14pt" style:font-size-complex="14pt"/>
    </style:style>
    <style:style style:name="T9" style:family="text">
      <style:text-properties style:text-line-through-style="none" style:font-name="Times New Roman" fo:font-size="14pt" style:text-underline-style="none" fo:font-weight="normal" style:font-size-asian="14pt" style:font-weight-asian="normal" style:font-size-complex="14pt" style:font-weight-complex="normal"/>
    </style:style>
    <style:style style:name="T10" style:family="text">
      <style:text-properties style:text-line-through-style="none" style:font-name="Times New Roman" fo:font-size="14pt" fo:font-style="italic" style:text-underline-style="none" fo:font-weight="bold" style:font-size-asian="14pt" style:font-weight-asian="bold" style:font-size-complex="14pt" style:font-weight-complex="bold"/>
    </style:style>
    <style:style style:name="T11" style:family="text">
      <style:text-properties style:text-line-through-style="none" style:font-name="Times New Roman" fo:font-size="14pt" fo:font-style="italic" style:text-underline-style="none" style:font-size-asian="14pt" style:font-size-complex="14pt"/>
    </style:style>
    <style:style style:name="T12" style:family="text">
      <style:text-properties style:text-line-through-style="none" style:font-name="Times New Roman" fo:font-size="14pt" fo:font-style="italic" style:text-underline-style="none" fo:font-weight="normal" style:font-size-asian="14pt" style:font-weight-asian="normal" style:font-size-complex="14pt" style:font-weight-complex="normal"/>
    </style:style>
    <style:style style:name="T13" style:family="text">
      <style:text-properties style:text-line-through-style="none" style:font-name="Times New Roman" style:text-underline-style="none"/>
    </style:style>
    <style:style style:name="T14" style:family="text">
      <style:text-properties style:text-line-through-style="none" style:font-name="Times New Roman" style:text-underline-style="none" fo:font-weight="bold" style:font-weight-asian="bold" style:font-weight-complex="bold"/>
    </style:style>
    <style:style style:name="T15" style:family="text">
      <style:text-properties style:text-line-through-style="none" style:font-name="Times New Roman" style:text-underline-style="none" fo:font-weight="normal" style:font-weight-asian="normal" style:font-weight-complex="normal"/>
    </style:style>
    <style:style style:name="T16" style:family="text">
      <style:text-properties style:text-line-through-style="none" style:font-name="Times New Roman" fo:font-style="italic" style:text-underline-style="none" fo:font-weight="normal" style:font-weight-asian="normal" style:font-weight-complex="normal"/>
    </style:style>
    <style:style style:name="T17" style:family="text">
      <style:text-properties style:text-line-through-style="none" fo:font-size="12pt" style:text-underline-style="none" fo:font-weight="normal" style:font-size-asian="12pt" style:font-weight-asian="normal" style:font-size-complex="12pt" style:font-weight-complex="normal"/>
    </style:style>
    <style:style style:name="T18" style:family="text">
      <style:text-properties style:text-line-through-style="none" fo:font-size="12pt" fo:font-style="italic" style:text-underline-style="none" fo:font-weight="normal" style:font-size-asian="12pt" style:font-weight-asian="normal" style:font-size-complex="12pt" style:font-weight-complex="normal"/>
    </style:style>
    <style:style style:name="T19" style:family="text">
      <style:text-properties style:text-line-through-style="none" style:text-underline-style="none"/>
    </style:style>
    <style:style style:name="T20" style:family="text">
      <style:text-properties style:text-line-through-style="none" style:font-name="Times New Roman" fo:font-size="12pt" style:text-underline-style="none" fo:font-weight="normal" style:font-size-asian="12pt" style:font-weight-asian="normal" style:font-size-complex="12pt" style:font-weight-complex="normal"/>
    </style:style>
    <style:style style:name="T21" style:family="text">
      <style:text-properties style:text-line-through-style="none" style:font-name="Times New Roman" fo:font-size="12pt" fo:font-style="italic"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ssible Threats by Individuals on Future Cyberspace</text:p>
      <text:p text:style-name="P4">Introduction</text:p>
      <text:p text:style-name="P1">Planning and strategy development is key on any aspect of the life. Because of this reason we should be getting prepared for likely outcomes of the future. Cyberspace and its security is relatively new topics compared to other areas of information technology. Cyberspace and its vulnerabilities are increasing everyday.</text:p>
      <text:p text:style-name="P1">This paper will be discussing about potential threats of individuals on Cyberspace. When we look back security and complexity of attacks evolved very fast. Back in 1980s we were talking about people trying to hack phonelines to get free calls. Now on the other hand countries attacking each others cyberspace and view it as new area of military superiority. Identifying potential individual threats will help us shape our cyberspace security strategy.</text:p>
      <text:p text:style-name="P4">Security of Personal Devices</text:p>
      <text:p text:style-name="P1">Internet already proven that cannot be adminstrated fully by governments or security agencies. Distributed denial of service attacks depends on large amounts of zombie computers connected to internet that organized by cyber terrorists. In the future everyone should be responsible keeping their devices and computers secure as much as possible. Today individuals mostly do not know what kind of <text:s/>harm their devices can do if they don't keep it secure. New botnets written each passing day that plagues millions of computers around the globe. If they secured their computers and kept them up to date most of these botnets would not exist. Because of this <text:s/>in the future individuals who do not keep their devices updated or secured will be big cyberspace security threat.</text:p>
      <text:p text:style-name="P1"/>
      <text:p text:style-name="P1"/>
      <text:p text:style-name="P4"><text:soft-page-break/>Identity Theft</text:p>
      <text:p text:style-name="P1">Countries or big websites keeps their citizens individual data on big data centers. Some countries not totally converted into fully digital systems yet. In the future it is expected that all data and personal informations will be in digital format. Citizens can be identified through their chips that holds personal information about them. It is possible that in the future without proper encryption systems individuals can steal someones indentity and doing further damage using their privilages on cyberspace.</text:p>
      <text:p text:style-name="P4">Disinformation Through Social Media</text:p>
      <text:p text:style-name="P1">Social media websites today lets their users share their opinions, news or events to big groups of people. It is expected that use of social media will increase in the future. Disinformation through social media is huge. People using these websites usally doesn't do any fact checking or source validation. Individuals can do false mass propaganda through social media websites with lies effecting millions of people's opinions.</text:p>
      <text:p text:style-name="P3">Mobile Devices</text:p>
      <text:p text:style-name="P2">The spread of mobile devices will further complicate cyber security. Mobile devices provide more targets for cyber attackers to exploit. However, the devices also belong to specific individuals a fact that may make identification, attribution and security more practical than with personal computers. But they also create new vulnerabilities. For instance, Symantec identified 163 vulnerabilities in mobile device operating systems in 2010, a 42 percent increase over the previous year. Mobile devices with sensory capabilities that detect the external environment provide cyber attackers with more detailed information about a target’s location and behavior, thus enabling more sophisticated attacks.</text:p>
      <text:p text:style-name="P2"/>
      <text:p text:style-name="P3"><text:soft-page-break/>Insider Threats</text:p>
      <text:p text:style-name="P2">Insider threats will persist no matter how sophisticated or effective cyber security becomes. As long as humans are able to access information, no level of biometric authentication or encryption will prevent them from accessing or being coerced or bribed to access important data. Nonetheless, sophisticated monitoring systems can help by flagging unusual behavior and triggering intervention by a human overseer.</text:p>
      <text:p text:style-name="P3">Ancient technology</text:p>
      <text:p text:style-name="P5"><text:span text:style-name="T1">Several months ago an Israel Defense Forces unit received a strange phone call from Ben-Gurion International Airport. An airport employee discovered a phone jack that was connected to a communication box, which, in turn, was connected to a classified IDF switchboard. The jack had been there, unsupervised, for decades. A lucky spy could easily have found his way into the defense system. T</text:span>he IDF's Computer Services Directorate's cyberdefense department, established over a year ago, sent a crew to shut down the communication box. It turned out that during the 1973 war, thousands of reserve soldiers returned and were sent directly from the airport to their units. The communication box was set in place to improve coordination between various units, and was later forgotten despite remaining active. Individuals can exploit these kind of vulnerabilities rather easily with technologies becoming ancient. If we don't plan our information system securely.</text:p>
      <text:p text:style-name="P6">Influencing Search Engine Algorithms</text:p>
      <text:p text:style-name="P7"><text:span text:style-name="A6"><text:span text:style-name="T2">While search poisoning has been around for years, it is still an effective technique for launching malware. In a recent 2011 campaign, increasing numbers of Google image search results were poisoned, redirecting users either to an exploit kit or rogue AV sites. Attackers compromised large numbers of legitimate sites and users had only to click on thumbnail images </text:span></text:span><text:soft-page-break/><text:span text:style-name="A6"><text:span text:style-name="T2">to launch the exploit. </text:span></text:span><text:span text:style-name="A6"><text:span text:style-name="T3">In a typical search poisoning scenario, a user searches a term then clicks a particular link from among the search results. They are redirected multiple times and eventually land on a page with no relevance to the original search, which is used as a vector to deliver malware. Attackers are doing their own search engine optimization to try to get their malicious sites to rank highly in search results. Malicious sites are also getting better at hiding their bad payloads from the search engine crawlers. If they detect a crawler, they will present a clean Web page to remain undetected.</text:span></text:span></text:p>
      <text:p text:style-name="P1"><text:span text:style-name="A6"><text:span text:style-name="T7">3D Printing</text:span></text:span></text:p>
      <text:p text:style-name="P1"><text:span text:style-name="A6"><text:span text:style-name="T3">3d printing is a new underdevelopment technology that provides us “printing” or creating an object from scratch just using a special plastic material and a file containing information about the object. While sounds very exciting this technology can be very dangerous with wide availablity of this technology. If for example an individual can obtain this device and just downloads an objects file from internet they can create the object in real world. Already people creating assault rifles with this technology. Individuals can create missles that can shoot down aircrafts in the future. </text:span></text:span></text:p>
      <text:p text:style-name="P1"><text:span text:style-name="A6"><text:span text:style-name="T7">Conclusion</text:span></text:span></text:p>
      <text:p text:style-name="P1"><text:span text:style-name="A6"><text:span text:style-name="T3">Of course it is impossible to know the future but not considering the outcomes of it is foolish. If we create our strategy throughly we can be prepared to these threats with much little effort than handling the consequences of the problems they can cause.</text:span></text:span></text:p>
      <text:p text:style-name="P1"><text:span text:style-name="A6"><text:span text:style-name="T3">We as well see that some of the listed threats already shows themselves even though their effects are limited for now like mobile device security and disinformation through social media. These threats like to increase in the future. Some threats will be keeping their strength if we don't do anything significant about it like insider threats , identity theft and botnets.</text:span></text:span></text:p>
      <text:p text:style-name="P1"><text:soft-page-break/><text:span text:style-name="A6"><text:span text:style-name="T7">Bibliography</text:span></text:span></text:p>
      <text:list xml:id="list1098856597617067637" text:style-name="L1">
        <text:list-item>
          <text:p text:style-name="P9"><text:span text:style-name="A6"><text:span text:style-name="T3">"For IDF's Cyber Defense Unit, past Threats Present Future Challenges." </text:span></text:span><text:span text:style-name="A6"><text:span text:style-name="T6">Haaretz.com</text:span></text:span><text:span text:style-name="A6"><text:span text:style-name="T3">. N.p., n.d. Web. 03 Mar. 2013. </text:span></text:span></text:p>
        </text:list-item>
        <text:list-item>
          <text:p text:style-name="P9"><text:span text:style-name="A6"><text:span text:style-name="T3">"Emerging Cyber Threats Report 2012." Georgia Tech Cyber Security Summit 2011, n.d. Web. </text:span></text:span></text:p>
        </text:list-item>
        <text:list-item>
          <text:p text:style-name="P9"><text:span text:style-name="A6"><text:span text:style-name="T3">"Global Trends 2030: Alternative Worlds." National Intelligence Council, Nov. 2012. Web. </text:span></text:span></text:p>
        </text:list-item>
        <text:list-item>
          <text:p text:style-name="P9"><text:span text:style-name="A6"><text:span text:style-name="T3">"America’s Cyber Future Security and Prosperity in the Information Age." Center for a New American Security, June 2011. Web. </text:span></text:span></text:p>
        </text:list-item>
        <text:list-item>
          <text:p text:style-name="P9"><text:span text:style-name="A6"><text:span text:style-name="T3">"Symantec Internet Security Threat Report Trends for 2010." Symantec, Apr. 2011. Web.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Futura Book" svg:font-family="'Futura Book', 'Futura Book'"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a0" style:family="paragraph" style:parent-style-name="Standard" style:next-style-name="Standard">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A6" style:family="text">
      <style:text-properties fo:font-size="9pt" style:font-size-asian="9pt" style:font-size-complex="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1T12:22:56.22</meta:creation-date>
    <dc:date>2013-03-03T23:05:51.70</dc:date>
    <meta:editing-duration>PT14H8M19S</meta:editing-duration>
    <meta:editing-cycles>15</meta:editing-cycles>
    <meta:generator>OpenOffice.org/3.4.1$Win32 OpenOffice.org_project/341m1$Build-9593</meta:generator>
    <meta:document-statistic meta:table-count="0" meta:image-count="0" meta:object-count="0" meta:page-count="5" meta:paragraph-count="29" meta:word-count="1163" meta:character-count="7508"/>
  </office:meta>
</office:document-meta>
</file>